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E0000032648DF4928B41573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2.14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5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cm"/>
      <style:paragraph-properties style:writing-mode="lr-tb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729fc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a1467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Immagine" svg:width="21.827cm" svg:height="18.999cm" svg:x="4cm" svg:y="1.031cm">
          <draw:image xlink:href="Pictures/100002010000039E0000032648DF4928B41573BA.png" xlink:type="simple" xlink:show="embed" xlink:actuate="onLoad" draw:mime-type="image/png">
            <text:p/>
          </draw:image>
        </draw:frame>
        <draw:custom-shape draw:style-name="gr2" draw:text-style-name="P2" draw:layer="layout" svg:width="0.314cm" svg:height="2.397cm" svg:x="14.685cm" svg:y="13.90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6cm" svg:height="0.962cm" svg:x="5.75cm" svg:y="2.288cm">
          <draw:text-box>
            <text:p>VIN</text:p>
          </draw:text-box>
        </draw:frame>
        <draw:frame draw:style-name="gr4" draw:text-style-name="P4" draw:layer="layout" svg:width="1.34cm" svg:height="0.806cm" svg:x="4.91cm" svg:y="3.448cm">
          <draw:text-box>
            <text:p><text:span text:style-name="T1">+12</text:span></text:p>
          </draw:text-box>
        </draw:frame>
        <draw:frame draw:style-name="gr5" draw:text-style-name="P4" draw:layer="layout" svg:width="1.598cm" svg:height="0.806cm" svg:x="4.91cm" svg:y="4cm">
          <draw:text-box>
            <text:p><text:span text:style-name="T1">GND</text:span></text:p>
          </draw:text-box>
        </draw:frame>
        <draw:frame draw:style-name="gr4" draw:text-style-name="P4" draw:layer="layout" svg:width="1.34cm" svg:height="0.806cm" svg:x="9.31cm" svg:y="8.2cm">
          <draw:text-box>
            <text:p><text:span text:style-name="T1">+12</text:span></text:p>
          </draw:text-box>
        </draw:frame>
        <draw:frame draw:style-name="gr6" draw:text-style-name="P4" draw:layer="layout" svg:width="1.065cm" svg:height="0.806cm" svg:x="9.6cm" svg:y="17.698cm">
          <draw:text-box>
            <text:p><text:span text:style-name="T1">+5</text:span></text:p>
          </draw:text-box>
        </draw:frame>
        <draw:frame draw:style-name="gr5" draw:text-style-name="P4" draw:layer="layout" svg:width="1.598cm" svg:height="0.806cm" svg:x="4.306cm" svg:y="5.25cm">
          <draw:text-box>
            <text:p><text:span text:style-name="T1">GND</text:span></text:p>
          </draw:text-box>
        </draw:frame>
        <draw:frame draw:style-name="gr4" draw:text-style-name="P4" draw:layer="layout" svg:width="1.34cm" svg:height="0.806cm" svg:x="4.5cm" svg:y="5.75cm">
          <draw:text-box>
            <text:p><text:span text:style-name="T1">+12</text:span></text:p>
          </draw:text-box>
        </draw:frame>
        <draw:frame draw:style-name="gr5" draw:text-style-name="P4" draw:layer="layout" svg:width="1.598cm" svg:height="0.806cm" svg:x="4.3cm" svg:y="6.448cm">
          <draw:text-box>
            <text:p><text:span text:style-name="T1">RPM</text:span></text:p>
          </draw:text-box>
        </draw:frame>
        <draw:frame draw:style-name="gr7" draw:text-style-name="P4" draw:layer="layout" svg:width="1.709cm" svg:height="0.806cm" svg:x="4.2cm" svg:y="7cm">
          <draw:text-box>
            <text:p><text:span text:style-name="T1">PWM</text:span></text:p>
          </draw:text-box>
        </draw:frame>
        <draw:frame draw:style-name="gr5" draw:text-style-name="P4" draw:layer="layout" svg:width="1.598cm" svg:height="0.806cm" svg:x="4.906cm" svg:y="8.2cm">
          <draw:text-box>
            <text:p><text:span text:style-name="T1">GND</text:span></text:p>
          </draw:text-box>
        </draw:frame>
        <draw:frame draw:style-name="gr5" draw:text-style-name="P4" draw:layer="layout" svg:width="1.598cm" svg:height="0.806cm" svg:x="4.906cm" svg:y="17.698cm">
          <draw:text-box>
            <text:p><text:span text:style-name="T1">GND</text:span></text:p>
          </draw:text-box>
        </draw:frame>
        <draw:line draw:style-name="gr8" draw:text-style-name="P1" draw:layer="layout" svg:x1="10.75cm" svg:y1="8.5cm" svg:x2="10.75cm" svg:y2="10.5cm">
          <text:p/>
        </draw:line>
        <draw:line draw:style-name="gr8" draw:text-style-name="P1" draw:layer="layout" svg:x1="10.75cm" svg:y1="16.25cm" svg:x2="10.75cm" svg:y2="18.25cm">
          <text:p/>
        </draw:line>
        <draw:line draw:style-name="gr9" draw:text-style-name="P1" draw:layer="layout" svg:x1="6.65cm" svg:y1="8.5cm" svg:x2="6.65cm" svg:y2="10.5cm">
          <text:p/>
        </draw:line>
        <draw:line draw:style-name="gr9" draw:text-style-name="P1" draw:layer="layout" svg:x1="6.65cm" svg:y1="16.1cm" svg:x2="6.65cm" svg:y2="18.1cm">
          <text:p/>
        </draw:line>
        <draw:polyline draw:style-name="gr8" draw:text-style-name="P1" draw:layer="layout" svg:width="5.791cm" svg:height="3.64cm" draw:transform="skewX (-8.83244402127814E-017) rotate (-0.463733982254894) translate (6.598cm 3.853cm)" svg:viewBox="0 0 5792 3641" draw:points="0,0 761,63 2438,3417 3109,3641 5792,2299">
          <text:p/>
        </draw:polyline>
        <draw:line draw:style-name="gr9" draw:text-style-name="P1" draw:layer="layout" svg:x1="6.631cm" svg:y1="4.482cm" svg:x2="6.631cm" svg:y2="8.55cm">
          <text:p/>
        </draw:line>
        <draw:line draw:style-name="gr9" draw:text-style-name="P1" draw:layer="layout" svg:x1="6.002cm" svg:y1="5.623cm" svg:x2="6.631cm" svg:y2="4.482cm">
          <text:p/>
        </draw:line>
        <draw:line draw:style-name="gr8" draw:text-style-name="P1" draw:layer="layout" svg:x1="10.765cm" svg:y1="17.429cm" svg:x2="11.939cm" svg:y2="17.446cm">
          <text:p/>
        </draw:line>
        <draw:polyline draw:style-name="gr8" draw:text-style-name="P1" draw:layer="layout" svg:width="8.583cm" svg:height="1.529cm" draw:transform="rotate (-2.8625145061959) translate (20.645347780269cm 16.5843828497965cm)" svg:viewBox="0 0 8584 1530" draw:points="0,1530 2228,0 8584,1529">
          <text:p/>
        </draw:polyline>
        <draw:polyline draw:style-name="gr9" draw:text-style-name="P1" draw:layer="layout" svg:width="5.324cm" svg:height="0.655cm" draw:transform="rotate (0.00628318530717959) translate (6.614cm 18.124cm)" svg:viewBox="0 0 5325 656" draw:points="0,0 4312,656 5325,0">
          <text:p/>
        </draw:polyline>
        <draw:line draw:style-name="gr9" draw:text-style-name="P1" draw:layer="layout" svg:x1="11.939cm" svg:y1="9.194cm" svg:x2="17.826cm" svg:y2="7.392cm">
          <text:p/>
        </draw:line>
        <draw:polyline draw:style-name="gr9" draw:text-style-name="P1" draw:layer="layout" svg:width="7.395cm" svg:height="1.877cm" draw:transform="rotate (1.98758095217114) translate (19.1031729396511cm 14.9982141875461cm)" svg:viewBox="0 0 7396 1878" draw:points="0,1226 867,0 7396,1878">
          <text:p/>
        </draw:polyline>
        <draw:polyline draw:style-name="gr9" draw:text-style-name="P1" draw:layer="layout" svg:width="7.586cm" svg:height="4.833cm" draw:transform="skewX (1.01574195502681E-016) rotate (0.981573171321611) translate (11.972cm 18.091cm)" svg:viewBox="0 0 7587 4834" draw:points="0,0 3367,4353 7587,4834">
          <text:p/>
        </draw:polyline>
        <draw:line draw:style-name="gr9" draw:text-style-name="P1" draw:layer="layout" svg:x1="21.332cm" svg:y1="8.037cm" svg:x2="21.332cm" svg:y2="7.342cm">
          <text:p/>
        </draw:line>
        <draw:polyline draw:style-name="gr9" draw:text-style-name="P1" draw:layer="layout" svg:width="3.135cm" svg:height="1.569cm" draw:transform="rotate (0.487644993007216) translate (17.826cm 7.425cm)" svg:viewBox="0 0 3136 1570" draw:points="0,0 1315,1015 3136,1570">
          <text:p/>
        </draw:polyline>
        <draw:line draw:style-name="gr9" draw:text-style-name="P1" draw:layer="layout" svg:x1="21.365cm" svg:y1="5.044cm" svg:x2="21.993cm" svg:y2="5.044cm">
          <text:p/>
        </draw:line>
        <draw:line draw:style-name="gr9" draw:text-style-name="P1" draw:layer="layout" svg:x1="21.365cm" svg:y1="4.465cm" svg:x2="21.993cm" svg:y2="4.465cm">
          <text:p/>
        </draw:line>
        <draw:line draw:style-name="gr9" draw:text-style-name="P1" draw:layer="layout" svg:x1="19.612cm" svg:y1="5.093cm" svg:x2="19.628cm" svg:y2="4.432cm">
          <text:p/>
        </draw:line>
        <draw:line draw:style-name="gr9" draw:text-style-name="P1" draw:layer="layout" svg:x1="17.842cm" svg:y1="7.409cm" svg:x2="19.644cm" svg:y2="5.027cm">
          <text:p/>
        </draw:line>
        <draw:line draw:style-name="gr8" draw:text-style-name="P1" draw:layer="layout" svg:x1="21.994cm" svg:y1="8.055cm" svg:x2="21.994cm" svg:y2="7.36cm">
          <text:p/>
        </draw:line>
        <draw:polyline draw:style-name="gr8" draw:text-style-name="P1" draw:layer="layout" svg:width="7.318cm" svg:height="1.4cm" draw:transform="rotate (1.32191237546051) translate (20.207cm 15.147cm)" svg:viewBox="0 0 7319 1401" draw:points="0,0 732,1401 7319,0">
          <text:p/>
        </draw:polyline>
        <draw:polyline draw:style-name="gr10" draw:text-style-name="P1" draw:layer="layout" svg:width="5.803cm" svg:height="1.777cm" draw:transform="rotate (1.15436076726905) translate (20.207cm 12.716cm)" svg:viewBox="0 0 5804 1778" draw:points="0,0 1581,1778 5610,503 5804,0">
          <text:p/>
        </draw:polyline>
        <draw:polyline draw:style-name="gr10" draw:text-style-name="P1" draw:layer="layout" svg:width="4.768cm" svg:height="1.576cm" draw:transform="rotate (1.05609873038177) translate (20.24cm 12.154cm)" svg:viewBox="0 0 4769 1577" draw:points="0,0 1310,1577 4769,0">
          <text:p/>
        </draw:polyline>
        <draw:polyline draw:style-name="gr11" draw:text-style-name="P1" draw:layer="layout" svg:width="9.524cm" svg:height="1.919cm" draw:transform="rotate (0.515570261039125) translate (10.9925858384585cm 14.6179401144718cm)" svg:viewBox="0 0 9525 1920" draw:points="0,1920 2951,0 9525,1882">
          <text:p/>
        </draw:polyline>
        <draw:polyline draw:style-name="gr11" draw:text-style-name="P1" draw:layer="layout" svg:width="9.265cm" svg:height="1.366cm" draw:transform="rotate (0.464432113955691) translate (11.2940720791458cm 13.9095407010136cm)" svg:viewBox="0 0 9266 1367" draw:points="0,1366 2368,0 9266,1367">
          <text:p/>
        </draw:polyline>
        <draw:line draw:style-name="gr11" draw:text-style-name="P1" draw:layer="layout" svg:x1="11.922cm" svg:y1="12.155cm" svg:x2="20.191cm" svg:y2="10.402cm">
          <text:p/>
        </draw:line>
        <draw:line draw:style-name="gr11" draw:text-style-name="P1" draw:layer="layout" svg:x1="11.923cm" svg:y1="11.528cm" svg:x2="20.192cm" svg:y2="9.775cm">
          <text:p/>
        </draw:line>
        <draw:line draw:style-name="gr11" draw:text-style-name="P1" draw:layer="layout" svg:x1="11.94cm" svg:y1="10.932cm" svg:x2="20.209cm" svg:y2="9.179cm">
          <text:p/>
        </draw:line>
        <draw:line draw:style-name="gr11" draw:text-style-name="P1" draw:layer="layout" svg:x1="11.94cm" svg:y1="10.354cm" svg:x2="23.714cm" svg:y2="15.085cm">
          <text:p/>
        </draw:line>
        <draw:polyline draw:style-name="gr12" draw:text-style-name="P1" draw:layer="layout" svg:width="8.708cm" svg:height="4.402cm" draw:transform="rotate (1.15436076726905) translate (20.2402775978329cm 11.2054816954067cm)" svg:viewBox="0 0 8709 4403" draw:points="0,3816 838,4403 8123,1416 8709,0">
          <text:p/>
        </draw:polyline>
        <draw:polyline draw:style-name="gr12" draw:text-style-name="P1" draw:layer="layout" svg:width="5.544cm" svg:height="2.898cm" draw:transform="rotate (1.15436076726905) translate (21.5498261924323cm 11.2377386619743cm)" svg:viewBox="0 0 5545 2899" draw:points="0,2347 551,2899 5545,781 5471,0">
          <text:p/>
        </draw:polyline>
        <draw:polyline draw:style-name="gr12" draw:text-style-name="P1" draw:layer="layout" svg:width="6.045cm" svg:height="5.295cm" draw:transform="rotate (1.15436076726905) translate (18.9192417208308cm 8.82058616150093cm)" svg:viewBox="0 0 6046 5296" draw:points="0,5296 68,4796 3887,3088 3258,1667 5883,488 6046,0">
          <text:p/>
        </draw:polyline>
        <draw:polyline draw:style-name="gr12" draw:text-style-name="P1" draw:layer="layout" svg:width="4.085cm" svg:height="4.311cm" draw:transform="rotate (1.15436076726905) translate (19.7863531269258cm 9.78170906967783cm)" svg:viewBox="0 0 4086 4312" draw:points="0,4312 239,3627 4086,1817 3497,487 3861,0">
          <text:p/>
        </draw:polyline>
        <draw:polyline draw:style-name="gr13" draw:text-style-name="P1" draw:layer="layout" svg:width="18.067cm" svg:height="2.127cm" draw:transform="rotate (2.97805530267792) translate (23.668726450441cm 10.9393166739236cm)" svg:viewBox="0 0 18068 2128" draw:points="0,579 3507,2128 16715,0 18068,580">
          <text:p/>
        </draw:polyline>
        <draw:line draw:style-name="gr8" draw:text-style-name="P1" draw:layer="layout" svg:x1="14.866cm" svg:y1="16.321cm" svg:x2="11.939cm" svg:y2="17.447cm">
          <text:p/>
        </draw:line>
        <draw:line draw:style-name="gr8" draw:text-style-name="P1" draw:layer="layout" svg:x1="14.866cm" svg:y1="13.923cm" svg:x2="11.956cm" svg:y2="9.806cm">
          <text:p/>
        </draw:line>
        <draw:custom-shape draw:style-name="gr2" draw:text-style-name="P2" draw:layer="layout" svg:width="0.314cm" svg:height="2.397cm" svg:x="13.517cm" svg:y="13.9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708cm" svg:y1="16.321cm" svg:x2="11.94cm" svg:y2="17.447cm">
          <text:p/>
        </draw:line>
        <draw:line draw:style-name="gr8" draw:text-style-name="P1" draw:layer="layout" svg:x1="13.675cm" svg:y1="13.923cm" svg:x2="11.956cm" svg:y2="16.884cm">
          <text:p/>
        </draw:line>
        <draw:polyline draw:style-name="gr13" draw:text-style-name="P1" draw:layer="layout" svg:width="14.041cm" svg:height="2.161cm" draw:transform="rotate (2.97805530267792) translate (23.703171838084cm 8.76158405783026cm)" svg:viewBox="0 0 14042 2162" draw:points="0,165 2823,0 7888,2162 14042,1991">
          <text:p/>
        </draw:polyline>
        <draw:custom-shape draw:style-name="gr14" draw:text-style-name="P5" draw:layer="layout" svg:width="0.264cm" svg:height="0.248cm" svg:x="8.176cm" svg:y="4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10.042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9.143cm" svg:y="4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8.177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264cm" svg:height="0.248cm" svg:x="10.135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85cm" svg:height="0.645cm" svg:x="7.644cm" svg:y="4.522cm">
          <draw:text-box>
            <text:p><text:span text:style-name="T2">GND</text:span></text:p>
          </draw:text-box>
        </draw:frame>
        <draw:frame draw:style-name="gr16" draw:text-style-name="P6" draw:layer="layout" svg:width="0.735cm" svg:height="0.645cm" svg:x="9.802cm" svg:y="4.509cm">
          <draw:text-box>
            <text:p><text:span text:style-name="T2">S</text:span></text:p>
          </draw:text-box>
        </draw:frame>
        <draw:frame draw:style-name="gr17" draw:text-style-name="P6" draw:layer="layout" svg:width="1.002cm" svg:height="0.645cm" svg:x="8.717cm" svg:y="4.205cm">
          <draw:text-box>
            <text:p><text:span text:style-name="T2">Vin</text:span></text:p>
          </draw:text-box>
        </draw:frame>
        <draw:frame draw:style-name="gr18" draw:text-style-name="P6" draw:layer="layout" svg:width="1.031cm" svg:height="0.645cm" svg:x="7.659cm" svg:y="6.785cm">
          <draw:text-box>
            <text:p><text:span text:style-name="T2">NO</text:span></text:p>
          </draw:text-box>
        </draw:frame>
        <draw:frame draw:style-name="gr19" draw:text-style-name="P6" draw:layer="layout" svg:width="1.01cm" svg:height="0.645cm" svg:x="9.616cm" svg:y="6.772cm">
          <draw:text-box>
            <text:p><text:span text:style-name="T2">NC</text:span></text:p>
          </draw:text-box>
        </draw:frame>
        <draw:line draw:style-name="gr9" draw:text-style-name="P1" draw:layer="layout" svg:x1="8.295cm" svg:y1="4.485cm" svg:x2="17.833cm" svg:y2="7.422cm">
          <text:p/>
        </draw:line>
        <draw:line draw:style-name="gr8" draw:text-style-name="P1" draw:layer="layout" svg:x1="6.601cm" svg:y1="3.89cm" svg:x2="9.274cm" svg:y2="4.181cm">
          <text:p/>
        </draw:line>
        <draw:line draw:style-name="gr8" draw:text-style-name="P1" draw:layer="layout" svg:x1="5.967cm" svg:y1="6.206cm" svg:x2="8.321cm" svg:y2="7.421cm">
          <text:p/>
        </draw:line>
        <draw:frame draw:style-name="gr20" draw:text-style-name="P6" draw:layer="layout" svg:width="0.951cm" svg:height="0.645cm" draw:transform="rotate (1.55124863917256) translate (13.019cm 15.641cm)">
          <draw:text-box>
            <text:p><text:span text:style-name="T2">R1</text:span></text:p>
          </draw:text-box>
        </draw:frame>
        <draw:frame draw:style-name="gr20" draw:text-style-name="P6" draw:layer="layout" svg:width="0.951cm" svg:height="0.645cm" draw:transform="rotate (1.55124863917256) translate (14.184cm 15.615cm)">
          <draw:text-box>
            <text:p><text:span text:style-name="T2">R2</text:span></text:p>
          </draw:text-box>
        </draw:frame>
        <draw:line draw:style-name="gr9" draw:text-style-name="P1" draw:layer="layout" svg:x1="8.265cm" svg:y1="4.512cm" svg:x2="8.97cm" svg:y2="3.254cm">
          <text:p/>
        </draw:line>
        <draw:custom-shape draw:style-name="gr2" draw:text-style-name="P2" draw:layer="layout" svg:width="0.314cm" svg:height="2.397cm" draw:transform="rotate (-1.5707963267949) translate (11.951cm 3.10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622cm" svg:height="0.622cm" svg:x="8.982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171cm" svg:y1="4.512cm" svg:x2="11.986cm" svg:y2="3.308cm">
          <text:p/>
        </draw:line>
        <draw:frame draw:style-name="gr20" draw:text-style-name="P6" draw:layer="layout" svg:width="0.951cm" svg:height="0.645cm" draw:transform="rotate (-0.0195476876223373) translate (10.118cm 2.539cm)">
          <draw:text-box>
            <text:p><text:span text:style-name="T2">R3</text:span></text:p>
          </draw:text-box>
        </draw:frame>
        <draw:frame draw:style-name="gr22" draw:text-style-name="P6" draw:layer="layout" svg:width="1.184cm" svg:height="0.645cm" draw:transform="rotate (-0.0195476876223373) translate (8.781cm 2.461cm)">
          <draw:text-box>
            <text:p><text:span text:style-name="T2">L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magine" draw:protected="true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imone Giacomoni</meta:initial-creator>
    <meta:creation-date>2020-10-08T12:00:38.918000000</meta:creation-date>
    <dc:date>2020-10-22T18:19:32.933000000</dc:date>
    <dc:creator>Simone Giacomoni</dc:creator>
    <meta:editing-duration>PT2H39M17S</meta:editing-duration>
    <meta:editing-cycles>20</meta:editing-cycles>
    <meta:generator>LibreOffice/7.0.2.2$Windows_X86_64 LibreOffice_project/8349ace3c3162073abd90d81fd06dcfb6b36b994</meta:generator>
    <meta:document-statistic meta:object-count="74"/>
  </office:meta>
</office:document-meta>
</file>